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8cm" fo:min-width="3.466cm"/>
    </style:style>
    <style:style style:name="gr2" style:family="graphic" style:parent-style-name="standard">
      <style:graphic-properties draw:textarea-horizontal-align="justify" draw:textarea-vertical-align="middle" draw:auto-grow-height="false" fo:min-height="0.23cm" fo:min-width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71cm" fo:min-width="2.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8" style:family="graphic" style:parent-style-name="standard">
      <style:graphic-properties draw:textarea-horizontal-align="justify" draw:textarea-vertical-align="middle" draw:auto-grow-height="false" fo:min-height="0.71cm" fo:min-width="2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064cm" svg:height="1.016cm" svg:x="8.89cm" svg:y="0.254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08cm" svg:height="0.762cm" svg:x="8.382cm" svg:y="2.286cm">
          <text:p text:style-name="P1"><text:span text:style-name="T1">Skriv ett ta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922cm" svg:y1="1.27cm" svg:x2="10.922cm" svg:y2="2.286cm" draw:start-shape="id1" draw:end-shape="id2" draw:end-glue-point="5" svg:d="M10922 1270v1016" svg:viewBox="0 0 1 1017">
          <text:p/>
        </draw:connector>
        <draw:custom-shape draw:style-name="gr4" draw:text-style-name="P1" xml:id="id3" draw:id="id3" draw:layer="layout" svg:width="5.588cm" svg:height="1.016cm" svg:x="8.128cm" svg:y="4.318cm">
          <text:p text:style-name="P1"><text:span text:style-name="T1">Talet </text:span><text:span text:style-name="T1">processer</text:span><text:span text:style-name="T1">a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922cm" svg:y1="3.048cm" svg:x2="10.922cm" svg:y2="4.318cm" draw:start-shape="id2" draw:start-glue-point="8" draw:end-shape="id3" draw:end-glue-point="0" svg:d="M10922 3048v1270" svg:viewBox="0 0 1 1271">
          <text:p/>
        </draw:connector>
        <draw:custom-shape draw:style-name="gr5" draw:text-style-name="P1" xml:id="id4" draw:id="id4" draw:layer="layout" svg:width="2.54cm" svg:height="2.54cm" svg:x="9.652cm" svg:y="6.858cm">
          <text:p text:style-name="P1"><text:span text:style-name="T2">Tal &gt; 1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922cm" svg:y1="5.334cm" svg:x2="10.922cm" svg:y2="6.858cm" draw:start-shape="id3" draw:start-glue-point="2" draw:end-shape="id4" draw:end-glue-point="4" svg:d="M10922 5334v1524" svg:viewBox="0 0 1 1525">
          <text:p/>
        </draw:connector>
        <draw:custom-shape draw:style-name="gr6" draw:text-style-name="P1" xml:id="id5" draw:id="id5" draw:layer="layout" svg:width="5.334cm" svg:height="1.524cm" svg:x="13.97cm" svg:y="7.366cm">
          <text:p text:style-name="P1"><text:span text:style-name="T2">Skriv ‘flersiffrigt’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2.192cm" svg:y1="8.128cm" svg:x2="14.636cm" svg:y2="8.128cm" draw:start-shape="id4" draw:start-glue-point="7" draw:end-shape="id5" draw:end-glue-point="9" svg:d="M12192 8128h2444" svg:viewBox="0 0 2445 1">
          <text:p/>
        </draw:connector>
        <draw:frame draw:style-name="gr7" draw:text-style-name="P3" draw:layer="layout" svg:width="1.27cm" svg:height="0.878cm" svg:x="12.446cm" svg:y="7.112cm">
          <draw:text-box>
            <text:p><text:span text:style-name="T3">Ja</text:span></text:p>
          </draw:text-box>
        </draw:frame>
        <draw:custom-shape draw:style-name="gr8" draw:text-style-name="P1" xml:id="id6" draw:id="id6" draw:layer="layout" svg:width="5.08cm" svg:height="1.524cm" svg:x="3.048cm" svg:y="7.366cm">
          <text:p text:style-name="P1"><text:span text:style-name="T2">Skriv ‘ensiffrigt’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652cm" svg:y1="8.128cm" svg:x2="7.493cm" svg:y2="8.128cm" draw:start-shape="id4" draw:start-glue-point="5" draw:end-shape="id6" draw:end-glue-point="6" svg:d="M9652 8128h-2159" svg:viewBox="0 0 2160 1">
          <text:p/>
        </draw:connector>
        <draw:frame draw:style-name="gr9" draw:text-style-name="P3" draw:layer="layout" svg:width="1.524cm" svg:height="0.878cm" svg:x="8.207cm" svg:y="7.112cm">
          <draw:text-box>
            <text:p><text:span text:style-name="T3">Nej</text:span></text:p>
          </draw:text-box>
        </draw:frame>
        <draw:connector draw:style-name="gr10" draw:text-style-name="P2" xml:id="id9" draw:id="id9" draw:layer="layout" draw:type="line" svg:x1="15.97cm" svg:y1="8.89cm" svg:x2="16.002cm" svg:y2="11.945cm" draw:start-shape="id5" draw:start-glue-point="7" svg:d="M15970 8890l32 3055" svg:viewBox="0 0 33 3056">
          <text:p/>
        </draw:connector>
        <draw:custom-shape draw:style-name="gr1" draw:text-style-name="P1" xml:id="id8" draw:id="id8" draw:layer="layout" svg:width="4.064cm" svg:height="1.016cm" svg:x="8.89cm" svg:y="11.43cm">
          <text:p text:style-name="P1"><text:span text:style-name="T1">Sl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xml:id="id7" draw:id="id7" draw:layer="layout" draw:type="line" svg:x1="5.588cm" svg:y1="8.883cm" svg:x2="5.62cm" svg:y2="11.938cm" svg:d="M5588 8883l32 3055" svg:viewBox="0 0 33 3056">
          <text:p/>
        </draw:connector>
        <draw:connector draw:style-name="gr3" draw:text-style-name="P2" draw:layer="layout" draw:type="line" svg:x1="5.62cm" svg:y1="11.938cm" svg:x2="8.89cm" svg:y2="11.938cm" draw:start-shape="id7" draw:start-glue-point="3" draw:end-shape="id8" svg:d="M5620 11938h3270" svg:viewBox="0 0 3271 1">
          <text:p/>
        </draw:connector>
        <draw:connector draw:style-name="gr3" draw:text-style-name="P2" draw:layer="layout" draw:type="line" svg:x1="16.002cm" svg:y1="11.945cm" svg:x2="12.954cm" svg:y2="11.938cm" draw:start-shape="id9" draw:start-glue-point="3" draw:end-shape="id8" draw:end-glue-point="1" svg:d="M16002 11945l-3048-7" svg:viewBox="0 0 3049 8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3:18:54.928862016</meta:creation-date>
    <dc:date>2019-01-10T13:58:15.281334281</dc:date>
    <meta:editing-duration>PT8M8S</meta:editing-duration>
    <meta:editing-cycles>1</meta:editing-cycles>
    <meta:generator>LibreOffice/6.1.2.1$Linux_X86_64 LibreOffice_project/10$Build-1</meta:generator>
    <meta:document-statistic meta:object-count="38"/>
  </office:meta>
</office:document-meta>
</file>